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geRank" table:style-name="ta1">
        <table:table-column table:style-name="co1" table:number-columns-repeated="8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348.142687">
            <text:p>348.142687</text:p>
          </table:table-cell>
          <table:table-cell office:value-type="float" office:value="1044.428061">
            <text:p>1044.428061</text:p>
          </table:table-cell>
          <table:table-cell office:value-type="float" office:value="2088.856122">
            <text:p>2088.856122</text:p>
          </table:table-cell>
          <table:table-cell office:value-type="float" office:value="3481.42687">
            <text:p>3481.42687</text:p>
          </table:table-cell>
          <table:table-cell office:value-type="float" office:value="5222.140304">
            <text:p>5222.140304</text:p>
          </table:table-cell>
          <table:table-cell office:value-type="float" office:value="5918.425678">
            <text:p>5918.425678</text:p>
          </table:table-cell>
          <table:table-cell office:value-type="float" office:value="6614.711052">
            <text:p>6614.7110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32437">
            <text:p>10.32437</text:p>
          </table:table-cell>
          <table:table-cell office:value-type="float" office:value="92.919331">
            <text:p>92.919331</text:p>
          </table:table-cell>
          <table:table-cell office:value-type="float" office:value="371.677325">
            <text:p>371.677325</text:p>
          </table:table-cell>
          <table:table-cell office:value-type="float" office:value="1032.437013">
            <text:p>1032.437013</text:p>
          </table:table-cell>
          <table:table-cell office:value-type="float" office:value="2322.98328">
            <text:p>2322.98328</text:p>
          </table:table-cell>
          <table:table-cell office:value-type="float" office:value="2983.742968">
            <text:p>2983.742968</text:p>
          </table:table-cell>
          <table:table-cell office:value-type="float" office:value="3727.097617">
            <text:p>3727.0976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78831">
            <text:p>0.278831</text:p>
          </table:table-cell>
          <table:table-cell office:value-type="float" office:value="7.528437">
            <text:p>7.528437</text:p>
          </table:table-cell>
          <table:table-cell office:value-type="float" office:value="60.227494">
            <text:p>60.227494</text:p>
          </table:table-cell>
          <table:table-cell office:value-type="float" office:value="278.830989">
            <text:p>278.830989</text:p>
          </table:table-cell>
          <table:table-cell office:value-type="float" office:value="941.054588">
            <text:p>941.054588</text:p>
          </table:table-cell>
          <table:table-cell office:value-type="float" office:value="1369.896649">
            <text:p>1369.896649</text:p>
          </table:table-cell>
          <table:table-cell office:value-type="float" office:value="1912.501753">
            <text:p>1912.5017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7541">
            <text:p>0.007541</text:p>
          </table:table-cell>
          <table:table-cell office:value-type="float" office:value="0.610794">
            <text:p>0.610794</text:p>
          </table:table-cell>
          <table:table-cell office:value-type="float" office:value="9.772697">
            <text:p>9.772697</text:p>
          </table:table-cell>
          <table:table-cell office:value-type="float" office:value="75.406614">
            <text:p>75.406614</text:p>
          </table:table-cell>
          <table:table-cell office:value-type="float" office:value="381.745982">
            <text:p>381.745982</text:p>
          </table:table-cell>
          <table:table-cell office:value-type="float" office:value="629.803579">
            <text:p>629.803579</text:p>
          </table:table-cell>
          <table:table-cell office:value-type="float" office:value="982.706532">
            <text:p>982.7065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261">
            <text:p>0.000261</text:p>
          </table:table-cell>
          <table:table-cell office:value-type="float" office:value="0.063526">
            <text:p>0.063526</text:p>
          </table:table-cell>
          <table:table-cell office:value-type="float" office:value="2.03282">
            <text:p>2.03282</text:p>
          </table:table-cell>
          <table:table-cell office:value-type="float" office:value="26.142226">
            <text:p>26.142226</text:p>
          </table:table-cell>
          <table:table-cell office:value-type="float" office:value="198.51753">
            <text:p>198.51753</text:p>
          </table:table-cell>
          <table:table-cell office:value-type="float" office:value="371.182228">
            <text:p>371.182228</text:p>
          </table:table-cell>
          <table:table-cell office:value-type="float" office:value="647.307401">
            <text:p>647.3074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01">
            <text:p>0.00001</text:p>
          </table:table-cell>
          <table:table-cell office:value-type="float" office:value="0.007346">
            <text:p>0.007346</text:p>
          </table:table-cell>
          <table:table-cell office:value-type="float" office:value="0.470153">
            <text:p>0.470153</text:p>
          </table:table-cell>
          <table:table-cell office:value-type="float" office:value="10.07702">
            <text:p>10.07702</text:p>
          </table:table-cell>
          <table:table-cell office:value-type="float" office:value="114.783561">
            <text:p>114.783561</text:p>
          </table:table-cell>
          <table:table-cell office:value-type="float" office:value="243.234776">
            <text:p>243.234776</text:p>
          </table:table-cell>
          <table:table-cell office:value-type="float" office:value="474.082304">
            <text:p>474.082304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0.000908">
            <text:p>0.000908</text:p>
          </table:table-cell>
          <table:table-cell office:value-type="float" office:value="0.116257">
            <text:p>0.116257</text:p>
          </table:table-cell>
          <table:table-cell office:value-type="float" office:value="4.152997">
            <text:p>4.152997</text:p>
          </table:table-cell>
          <table:table-cell office:value-type="float" office:value="70.957841">
            <text:p>70.957841</text:p>
          </table:table-cell>
          <table:table-cell office:value-type="float" office:value="170.413514">
            <text:p>170.413514</text:p>
          </table:table-cell>
          <table:table-cell office:value-type="float" office:value="371.224634">
            <text:p>371.224634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0.000119">
            <text:p>0.000119</text:p>
          </table:table-cell>
          <table:table-cell office:value-type="float" office:value="0.030466">
            <text:p>0.030466</text:p>
          </table:table-cell>
          <table:table-cell office:value-type="float" office:value="1.813884">
            <text:p>1.813884</text:p>
          </table:table-cell>
          <table:table-cell office:value-type="float" office:value="46.487868">
            <text:p>46.487868</text:p>
          </table:table-cell>
          <table:table-cell office:value-type="float" office:value="126.532162">
            <text:p>126.532162</text:p>
          </table:table-cell>
          <table:table-cell office:value-type="float" office:value="308.062168">
            <text:p>308.06216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0.008023">
            <text:p>0.008023</text:p>
          </table:table-cell>
          <table:table-cell office:value-type="float" office:value="0.796107">
            <text:p>0.796107</text:p>
          </table:table-cell>
          <table:table-cell office:value-type="float" office:value="30.605033">
            <text:p>30.605033</text:p>
          </table:table-cell>
          <table:table-cell office:value-type="float" office:value="94.408657">
            <text:p>94.408657</text:p>
          </table:table-cell>
          <table:table-cell office:value-type="float" office:value="256.893985">
            <text:p>256.89398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float" office:value="0.002233">
            <text:p>0.002233</text:p>
          </table:table-cell>
          <table:table-cell office:value-type="float" office:value="0.369219">
            <text:p>0.369219</text:p>
          </table:table-cell>
          <table:table-cell office:value-type="float" office:value="21.291007">
            <text:p>21.291007</text:p>
          </table:table-cell>
          <table:table-cell office:value-type="float" office:value="74.43425">
            <text:p>74.43425</text:p>
          </table:table-cell>
          <table:table-cell office:value-type="float" office:value="226.370387">
            <text:p>226.37038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float" office:value="0.000611">
            <text:p>0.000611</text:p>
          </table:table-cell>
          <table:table-cell office:value-type="float" office:value="0.168538">
            <text:p>0.168538</text:p>
          </table:table-cell>
          <table:table-cell office:value-type="float" office:value="14.578157">
            <text:p>14.578157</text:p>
          </table:table-cell>
          <table:table-cell office:value-type="float" office:value="57.761291">
            <text:p>57.761291</text:p>
          </table:table-cell>
          <table:table-cell office:value-type="float" office:value="196.33077">
            <text:p>196.3307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0.000174">
            <text:p>0.000174</text:p>
          </table:table-cell>
          <table:table-cell office:value-type="float" office:value="0.080138">
            <text:p>0.080138</text:p>
          </table:table-cell>
          <table:table-cell office:value-type="float" office:value="10.3976">
            <text:p>10.3976</text:p>
          </table:table-cell>
          <table:table-cell office:value-type="float" office:value="46.690126">
            <text:p>46.690126</text:p>
          </table:table-cell>
          <table:table-cell office:value-type="float" office:value="177.370421">
            <text:p>177.3704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0.000048">
            <text:p>0.000048</text:p>
          </table:table-cell>
          <table:table-cell office:value-type="float" office:value="0.03707">
            <text:p>0.03707</text:p>
          </table:table-cell>
          <table:table-cell office:value-type="float" office:value="7.214533">
            <text:p>7.214533</text:p>
          </table:table-cell>
          <table:table-cell office:value-type="float" office:value="36.716211">
            <text:p>36.716211</text:p>
          </table:table-cell>
          <table:table-cell office:value-type="float" office:value="155.890156">
            <text:p>155.89015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  <table:table-cell office:value-type="float" office:value="0.017873">
            <text:p>0.017873</text:p>
          </table:table-cell>
          <table:table-cell office:value-type="float" office:value="5.217609">
            <text:p>5.217609</text:p>
          </table:table-cell>
          <table:table-cell office:value-type="float" office:value="30.093925">
            <text:p>30.093925</text:p>
          </table:table-cell>
          <table:table-cell office:value-type="float" office:value="142.805307">
            <text:p>142.80530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  <table:table-cell office:value-type="float" office:value="0.00835">
            <text:p>0.00835</text:p>
          </table:table-cell>
          <table:table-cell office:value-type="float" office:value="3.656199">
            <text:p>3.656199</text:p>
          </table:table-cell>
          <table:table-cell office:value-type="float" office:value="23.899825">
            <text:p>23.899825</text:p>
          </table:table-cell>
          <table:table-cell office:value-type="float" office:value="126.754945">
            <text:p>126.7549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 office:value-type="float" office:value="0.004062">
            <text:p>0.004062</text:p>
          </table:table-cell>
          <table:table-cell office:value-type="float" office:value="2.667932">
            <text:p>2.667932</text:p>
          </table:table-cell>
          <table:table-cell office:value-type="float" office:value="19.765023">
            <text:p>19.765023</text:p>
          </table:table-cell>
          <table:table-cell office:value-type="float" office:value="117.158069">
            <text:p>117.15806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office:value-type="float" office:value="0.001912">
            <text:p>0.001912</text:p>
          </table:table-cell>
          <table:table-cell office:value-type="float" office:value="1.884268">
            <text:p>1.884268</text:p>
          </table:table-cell>
          <table:table-cell office:value-type="float" office:value="15.820599">
            <text:p>15.820599</text:p>
          </table:table-cell>
          <table:table-cell office:value-type="float" office:value="104.809943">
            <text:p>104.8099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  <table:table-cell office:value-type="float" office:value="0.000938">
            <text:p>0.000938</text:p>
          </table:table-cell>
          <table:table-cell office:value-type="float" office:value="1.386445">
            <text:p>1.386445</text:p>
          </table:table-cell>
          <table:table-cell office:value-type="float" office:value="13.192906">
            <text:p>13.192906</text:p>
          </table:table-cell>
          <table:table-cell office:value-type="float" office:value="97.684286">
            <text:p>97.68428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float" office:value="0.000446">
            <text:p>0.000446</text:p>
          </table:table-cell>
          <table:table-cell office:value-type="float" office:value="0.988362">
            <text:p>0.988362</text:p>
          </table:table-cell>
          <table:table-cell office:value-type="float" office:value="10.658881">
            <text:p>10.658881</text:p>
          </table:table-cell>
          <table:table-cell office:value-type="float" office:value="88.206485">
            <text:p>88.20648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float" office:value="0.000219">
            <text:p>0.000219</text:p>
          </table:table-cell>
          <table:table-cell office:value-type="float" office:value="0.729352">
            <text:p>0.729352</text:p>
          </table:table-cell>
          <table:table-cell office:value-type="float" office:value="8.91437">
            <text:p>8.91437</text:p>
          </table:table-cell>
          <table:table-cell office:value-type="float" office:value="82.448779">
            <text:p>82.44877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3"/>
          <table:table-cell office:value-type="float" office:value="0.000105">
            <text:p>0.000105</text:p>
          </table:table-cell>
          <table:table-cell office:value-type="float" office:value="0.5227">
            <text:p>0.5227</text:p>
          </table:table-cell>
          <table:table-cell office:value-type="float" office:value="7.24042">
            <text:p>7.24042</text:p>
          </table:table-cell>
          <table:table-cell office:value-type="float" office:value="74.84487">
            <text:p>74.8448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4"/>
          <table:table-cell office:value-type="float" office:value="0.386518">
            <text:p>0.386518</text:p>
          </table:table-cell>
          <table:table-cell office:value-type="float" office:value="6.067897">
            <text:p>6.067897</text:p>
          </table:table-cell>
          <table:table-cell office:value-type="float" office:value="70.103736">
            <text:p>70.10373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4"/>
          <table:table-cell office:value-type="float" office:value="0.278336">
            <text:p>0.278336</text:p>
          </table:table-cell>
          <table:table-cell office:value-type="float" office:value="4.952167">
            <text:p>4.952167</text:p>
          </table:table-cell>
          <table:table-cell office:value-type="float" office:value="63.944465">
            <text:p>63.94446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4"/>
          <table:table-cell office:value-type="float" office:value="0.206259">
            <text:p>0.206259</text:p>
          </table:table-cell>
          <table:table-cell office:value-type="float" office:value="4.159067">
            <text:p>4.159067</text:p>
          </table:table-cell>
          <table:table-cell office:value-type="float" office:value="60.021697">
            <text:p>60.02169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  <table:table-cell office:value-type="float" office:value="0.149486">
            <text:p>0.149486</text:p>
          </table:table-cell>
          <table:table-cell office:value-type="float" office:value="3.416184">
            <text:p>3.416184</text:p>
          </table:table-cell>
          <table:table-cell office:value-type="float" office:value="55.100842">
            <text:p>55.10084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4"/>
          <table:table-cell office:value-type="float" office:value="0.110996">
            <text:p>0.110996</text:p>
          </table:table-cell>
          <table:table-cell office:value-type="float" office:value="2.874802">
            <text:p>2.874802</text:p>
          </table:table-cell>
          <table:table-cell office:value-type="float" office:value="51.823844">
            <text:p>51.82384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4"/>
          <table:table-cell office:value-type="float" office:value="0.080727">
            <text:p>0.080727</text:p>
          </table:table-cell>
          <table:table-cell office:value-type="float" office:value="2.369601">
            <text:p>2.369601</text:p>
          </table:table-cell>
          <table:table-cell office:value-type="float" office:value="47.742111">
            <text:p>47.74211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4"/>
          <table:table-cell office:value-type="float" office:value="0.059977">
            <text:p>0.059977</text:p>
          </table:table-cell>
          <table:table-cell office:value-type="float" office:value="1.995246">
            <text:p>1.995246</text:p>
          </table:table-cell>
          <table:table-cell office:value-type="float" office:value="44.929081">
            <text:p>44.92908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4"/>
          <table:table-cell office:value-type="float" office:value="0.043734">
            <text:p>0.043734</text:p>
          </table:table-cell>
          <table:table-cell office:value-type="float" office:value="1.648896">
            <text:p>1.648896</text:p>
          </table:table-cell>
          <table:table-cell office:value-type="float" office:value="41.498179">
            <text:p>41.49817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  <table:table-cell office:value-type="float" office:value="0.03251">
            <text:p>0.03251</text:p>
          </table:table-cell>
          <table:table-cell office:value-type="float" office:value="1.389164">
            <text:p>1.389164</text:p>
          </table:table-cell>
          <table:table-cell office:value-type="float" office:value="39.074539">
            <text:p>39.07453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4"/>
          <table:table-cell office:value-type="float" office:value="0.023764">
            <text:p>0.023764</text:p>
          </table:table-cell>
          <table:table-cell office:value-type="float" office:value="1.150827">
            <text:p>1.150827</text:p>
          </table:table-cell>
          <table:table-cell office:value-type="float" office:value="36.178877">
            <text:p>36.17887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4"/>
          <table:table-cell office:value-type="float" office:value="0.017676">
            <text:p>0.017676</text:p>
          </table:table-cell>
          <table:table-cell office:value-type="float" office:value="0.970122">
            <text:p>0.970122</text:p>
          </table:table-cell>
          <table:table-cell office:value-type="float" office:value="34.086014">
            <text:p>34.08601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4"/>
          <table:table-cell office:value-type="float" office:value="0.012948">
            <text:p>0.012948</text:p>
          </table:table-cell>
          <table:table-cell office:value-type="float" office:value="0.805405">
            <text:p>0.805405</text:p>
          </table:table-cell>
          <table:table-cell office:value-type="float" office:value="31.627792">
            <text:p>31.62779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4"/>
          <table:table-cell office:value-type="float" office:value="0.009635">
            <text:p>0.009635</text:p>
          </table:table-cell>
          <table:table-cell office:value-type="float" office:value="0.679235">
            <text:p>0.679235</text:p>
          </table:table-cell>
          <table:table-cell office:value-type="float" office:value="29.811201">
            <text:p>29.81120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  <table:table-cell office:value-type="float" office:value="0.007072">
            <text:p>0.007072</text:p>
          </table:table-cell>
          <table:table-cell office:value-type="float" office:value="0.565006">
            <text:p>0.565006</text:p>
          </table:table-cell>
          <table:table-cell office:value-type="float" office:value="27.715113">
            <text:p>27.71511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4"/>
          <table:table-cell office:value-type="float" office:value="0.005264">
            <text:p>0.005264</text:p>
          </table:table-cell>
          <table:table-cell office:value-type="float" office:value="0.476686">
            <text:p>0.476686</text:p>
          </table:table-cell>
          <table:table-cell office:value-type="float" office:value="26.133701">
            <text:p>26.13370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4"/>
          <table:table-cell office:value-type="float" office:value="0.003871">
            <text:p>0.003871</text:p>
          </table:table-cell>
          <table:table-cell office:value-type="float" office:value="0.397221">
            <text:p>0.397221</text:p>
          </table:table-cell>
          <table:table-cell office:value-type="float" office:value="24.339158">
            <text:p>24.33915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4"/>
          <table:table-cell office:value-type="float" office:value="0.002883">
            <text:p>0.002883</text:p>
          </table:table-cell>
          <table:table-cell office:value-type="float" office:value="0.335254">
            <text:p>0.335254</text:p>
          </table:table-cell>
          <table:table-cell office:value-type="float" office:value="22.958949">
            <text:p>22.95894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4"/>
          <table:table-cell office:value-type="float" office:value="0.002123">
            <text:p>0.002123</text:p>
          </table:table-cell>
          <table:table-cell office:value-type="float" office:value="0.279817">
            <text:p>0.279817</text:p>
          </table:table-cell>
          <table:table-cell office:value-type="float" office:value="21.416915">
            <text:p>21.41691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  <table:table-cell office:value-type="float" office:value="0.001581">
            <text:p>0.001581</text:p>
          </table:table-cell>
          <table:table-cell office:value-type="float" office:value="0.236249">
            <text:p>0.236249</text:p>
          </table:table-cell>
          <table:table-cell office:value-type="float" office:value="20.209576">
            <text:p>20.20957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4"/>
          <table:table-cell office:value-type="float" office:value="0.001166">
            <text:p>0.001166</text:p>
          </table:table-cell>
          <table:table-cell office:value-type="float" office:value="0.197466">
            <text:p>0.197466</text:p>
          </table:table-cell>
          <table:table-cell office:value-type="float" office:value="18.879205">
            <text:p>18.87920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4"/>
          <table:table-cell office:value-type="float" office:value="0.000869">
            <text:p>0.000869</text:p>
          </table:table-cell>
          <table:table-cell office:value-type="float" office:value="0.166774">
            <text:p>0.166774</text:p>
          </table:table-cell>
          <table:table-cell office:value-type="float" office:value="17.820724">
            <text:p>17.82072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4"/>
          <table:table-cell office:value-type="float" office:value="0.000642">
            <text:p>0.000642</text:p>
          </table:table-cell>
          <table:table-cell office:value-type="float" office:value="0.13958">
            <text:p>0.13958</text:p>
          </table:table-cell>
          <table:table-cell office:value-type="float" office:value="16.669546">
            <text:p>16.66954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4"/>
          <table:table-cell office:value-type="float" office:value="0.000479">
            <text:p>0.000479</text:p>
          </table:table-cell>
          <table:table-cell office:value-type="float" office:value="0.118037">
            <text:p>0.118037</text:p>
          </table:table-cell>
          <table:table-cell office:value-type="float" office:value="15.755177">
            <text:p>15.75517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  <table:table-cell office:value-type="float" office:value="0.000354">
            <text:p>0.000354</text:p>
          </table:table-cell>
          <table:table-cell office:value-type="float" office:value="0.098949">
            <text:p>0.098949</text:p>
          </table:table-cell>
          <table:table-cell office:value-type="float" office:value="14.761274">
            <text:p>14.76127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4"/>
          <table:table-cell office:value-type="float" office:value="0.000265">
            <text:p>0.000265</text:p>
          </table:table-cell>
          <table:table-cell office:value-type="float" office:value="0.083782">
            <text:p>0.083782</text:p>
          </table:table-cell>
          <table:table-cell office:value-type="float" office:value="13.968989">
            <text:p>13.96898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4"/>
          <table:table-cell office:value-type="float" office:value="0.000196">
            <text:p>0.000196</text:p>
          </table:table-cell>
          <table:table-cell office:value-type="float" office:value="0.070373">
            <text:p>0.070373</text:p>
          </table:table-cell>
          <table:table-cell office:value-type="float" office:value="13.113693">
            <text:p>13.11369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4"/>
          <table:table-cell office:value-type="float" office:value="0.000147">
            <text:p>0.000147</text:p>
          </table:table-cell>
          <table:table-cell office:value-type="float" office:value="0.059605">
            <text:p>0.059605</text:p>
          </table:table-cell>
          <table:table-cell office:value-type="float" office:value="12.413849">
            <text:p>12.41384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4"/>
          <table:table-cell office:value-type="float" office:value="0.000109">
            <text:p>0.000109</text:p>
          </table:table-cell>
          <table:table-cell office:value-type="float" office:value="0.050102">
            <text:p>0.050102</text:p>
          </table:table-cell>
          <table:table-cell office:value-type="float" office:value="11.662354">
            <text:p>11.66235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  <table:table-cell office:value-type="float" office:value="0.000081">
            <text:p>0.000081</text:p>
          </table:table-cell>
          <table:table-cell office:value-type="float" office:value="0.04244">
            <text:p>0.04244</text:p>
          </table:table-cell>
          <table:table-cell office:value-type="float" office:value="11.040902">
            <text:p>11.04090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4"/>
          <table:table-cell office:value-type="float" office:value="0.00006">
            <text:p>0.00006</text:p>
          </table:table-cell>
          <table:table-cell office:value-type="float" office:value="0.035698">
            <text:p>0.035698</text:p>
          </table:table-cell>
          <table:table-cell office:value-type="float" office:value="10.379527">
            <text:p>10.37952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5"/>
          <table:table-cell office:value-type="float" office:value="0.03024">
            <text:p>0.03024</text:p>
          </table:table-cell>
          <table:table-cell office:value-type="float" office:value="9.827229">
            <text:p>9.82722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5"/>
          <table:table-cell office:value-type="float" office:value="0.025452">
            <text:p>0.025452</text:p>
          </table:table-cell>
          <table:table-cell office:value-type="float" office:value="9.244343">
            <text:p>9.24434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5"/>
          <table:table-cell office:value-type="float" office:value="0.021563">
            <text:p>0.021563</text:p>
          </table:table-cell>
          <table:table-cell office:value-type="float" office:value="8.753127">
            <text:p>8.75312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  <table:table-cell office:value-type="float" office:value="0.018159">
            <text:p>0.018159</text:p>
          </table:table-cell>
          <table:table-cell office:value-type="float" office:value="8.238737">
            <text:p>8.23873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5"/>
          <table:table-cell office:value-type="float" office:value="0.015386">
            <text:p>0.015386</text:p>
          </table:table-cell>
          <table:table-cell office:value-type="float" office:value="7.801534">
            <text:p>7.80153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  <table:table-cell office:value-type="float" office:value="0.012964">
            <text:p>0.012964</text:p>
          </table:table-cell>
          <table:table-cell office:value-type="float" office:value="7.347033">
            <text:p>7.34703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  <table:table-cell office:value-type="float" office:value="0.010985">
            <text:p>0.010985</text:p>
          </table:table-cell>
          <table:table-cell office:value-type="float" office:value="6.957645">
            <text:p>6.95764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5"/>
          <table:table-cell office:value-type="float" office:value="0.009261">
            <text:p>0.009261</text:p>
          </table:table-cell>
          <table:table-cell office:value-type="float" office:value="6.555597">
            <text:p>6.55559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  <table:table-cell office:value-type="float" office:value="0.007847">
            <text:p>0.007847</text:p>
          </table:table-cell>
          <table:table-cell office:value-type="float" office:value="6.20858">
            <text:p>6.2085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  <table:table-cell office:value-type="float" office:value="0.006619">
            <text:p>0.006619</text:p>
          </table:table-cell>
          <table:table-cell office:value-type="float" office:value="5.85255">
            <text:p>5.8525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5"/>
          <table:table-cell office:value-type="float" office:value="0.005609">
            <text:p>0.005609</text:p>
          </table:table-cell>
          <table:table-cell office:value-type="float" office:value="5.543114">
            <text:p>5.54311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office:value-type="float" office:value="0.004733">
            <text:p>0.004733</text:p>
          </table:table-cell>
          <table:table-cell office:value-type="float" office:value="5.227519">
            <text:p>5.22751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  <table:table-cell office:value-type="float" office:value="0.004011">
            <text:p>0.004011</text:p>
          </table:table-cell>
          <table:table-cell office:value-type="float" office:value="4.951444">
            <text:p>4.95144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0.003386">
            <text:p>0.003386</text:p>
          </table:table-cell>
          <table:table-cell office:value-type="float" office:value="4.671432">
            <text:p>4.67143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office:value-type="float" office:value="0.002869">
            <text:p>0.002869</text:p>
          </table:table-cell>
          <table:table-cell office:value-type="float" office:value="4.424996">
            <text:p>4.42499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  <table:table-cell office:value-type="float" office:value="0.002423">
            <text:p>0.002423</text:p>
          </table:table-cell>
          <table:table-cell office:value-type="float" office:value="4.176337">
            <text:p>4.1763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  <table:table-cell office:value-type="float" office:value="0.002054">
            <text:p>0.002054</text:p>
          </table:table-cell>
          <table:table-cell office:value-type="float" office:value="3.956253">
            <text:p>3.95625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0.001735">
            <text:p>0.001735</text:p>
          </table:table-cell>
          <table:table-cell office:value-type="float" office:value="3.735257">
            <text:p>3.73525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  <table:table-cell office:value-type="float" office:value="0.001471">
            <text:p>0.001471</text:p>
          </table:table-cell>
          <table:table-cell office:value-type="float" office:value="3.53862">
            <text:p>3.5386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  <table:table-cell office:value-type="float" office:value="0.001243">
            <text:p>0.001243</text:p>
          </table:table-cell>
          <table:table-cell office:value-type="float" office:value="3.34206">
            <text:p>3.3420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  <table:table-cell office:value-type="float" office:value="0.001053">
            <text:p>0.001053</text:p>
          </table:table-cell>
          <table:table-cell office:value-type="float" office:value="3.166297">
            <text:p>3.16629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0.00089">
            <text:p>0.00089</text:p>
          </table:table-cell>
          <table:table-cell office:value-type="float" office:value="2.991347">
            <text:p>2.99134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0.000755">
            <text:p>0.000755</text:p>
          </table:table-cell>
          <table:table-cell office:value-type="float" office:value="2.835191">
            <text:p>2.83519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  <table:table-cell office:value-type="float" office:value="0.000639">
            <text:p>0.000639</text:p>
          </table:table-cell>
          <table:table-cell office:value-type="float" office:value="2.679962">
            <text:p>2.67996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0.000542">
            <text:p>0.000542</text:p>
          </table:table-cell>
          <table:table-cell office:value-type="float" office:value="2.54032">
            <text:p>2.5403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0.000458">
            <text:p>0.000458</text:p>
          </table:table-cell>
          <table:table-cell office:value-type="float" office:value="2.401701">
            <text:p>2.40170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  <table:table-cell office:value-type="float" office:value="0.000389">
            <text:p>0.000389</text:p>
          </table:table-cell>
          <table:table-cell office:value-type="float" office:value="2.276666">
            <text:p>2.27666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  <table:table-cell office:value-type="float" office:value="0.000329">
            <text:p>0.000329</text:p>
          </table:table-cell>
          <table:table-cell office:value-type="float" office:value="2.152834">
            <text:p>2.15283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office:value-type="float" office:value="0.000279">
            <text:p>0.000279</text:p>
          </table:table-cell>
          <table:table-cell office:value-type="float" office:value="2.040856">
            <text:p>2.04085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5"/>
          <table:table-cell office:value-type="float" office:value="0.000236">
            <text:p>0.000236</text:p>
          </table:table-cell>
          <table:table-cell office:value-type="float" office:value="1.930198">
            <text:p>1.93019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5"/>
          <table:table-cell office:value-type="float" office:value="0.0002">
            <text:p>0.0002</text:p>
          </table:table-cell>
          <table:table-cell office:value-type="float" office:value="1.829878">
            <text:p>1.82987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5"/>
          <table:table-cell office:value-type="float" office:value="0.000169">
            <text:p>0.000169</text:p>
          </table:table-cell>
          <table:table-cell office:value-type="float" office:value="1.730961">
            <text:p>1.73096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5"/>
          <table:table-cell office:value-type="float" office:value="0.000144">
            <text:p>0.000144</text:p>
          </table:table-cell>
          <table:table-cell office:value-type="float" office:value="1.641064">
            <text:p>1.64106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  <table:table-cell office:value-type="float" office:value="0.000122">
            <text:p>0.000122</text:p>
          </table:table-cell>
          <table:table-cell office:value-type="float" office:value="1.552615">
            <text:p>1.55261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5"/>
          <table:table-cell office:value-type="float" office:value="0.000103">
            <text:p>0.000103</text:p>
          </table:table-cell>
          <table:table-cell office:value-type="float" office:value="1.472039">
            <text:p>1.47203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5"/>
          <table:table-cell office:value-type="float" office:value="0.000087">
            <text:p>0.000087</text:p>
          </table:table-cell>
          <table:table-cell office:value-type="float" office:value="1.392926">
            <text:p>1.39292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5"/>
          <table:table-cell office:value-type="float" office:value="0.000074">
            <text:p>0.000074</text:p>
          </table:table-cell>
          <table:table-cell office:value-type="float" office:value="1.320688">
            <text:p>1.32068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5"/>
          <table:table-cell office:value-type="float" office:value="0.000063">
            <text:p>0.000063</text:p>
          </table:table-cell>
          <table:table-cell office:value-type="float" office:value="1.249904">
            <text:p>1.24990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5"/>
          <table:table-cell office:value-type="float" office:value="0.000053">
            <text:p>0.000053</text:p>
          </table:table-cell>
          <table:table-cell office:value-type="float" office:value="1.185128">
            <text:p>1.18512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6"/>
          <table:table-cell office:value-type="float" office:value="1.121778">
            <text:p>1.12177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6"/>
          <table:table-cell office:value-type="float" office:value="1.063681">
            <text:p>1.06368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6"/>
          <table:table-cell office:value-type="float" office:value="1.006969">
            <text:p>1.00696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6"/>
          <table:table-cell office:value-type="float" office:value="0.954851">
            <text:p>0.95485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6"/>
          <table:table-cell office:value-type="float" office:value="0.904068">
            <text:p>0.90406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6"/>
          <table:table-cell office:value-type="float" office:value="0.857305">
            <text:p>0.85730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6"/>
          <table:table-cell office:value-type="float" office:value="0.811819">
            <text:p>0.81181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6"/>
          <table:table-cell office:value-type="float" office:value="0.769854">
            <text:p>0.76985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6"/>
          <table:table-cell office:value-type="float" office:value="0.729102">
            <text:p>0.72910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6"/>
          <table:table-cell office:value-type="float" office:value="0.691436">
            <text:p>0.69143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6"/>
          <table:table-cell office:value-type="float" office:value="0.654916">
            <text:p>0.65491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6"/>
          <table:table-cell office:value-type="float" office:value="0.621102">
            <text:p>0.62110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6"/>
          <table:table-cell office:value-type="float" office:value="0.588367">
            <text:p>0.58836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6"/>
          <table:table-cell office:value-type="float" office:value="0.558008">
            <text:p>0.55800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6"/>
          <table:table-cell office:value-type="float" office:value="0.528661">
            <text:p>0.52866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6"/>
          <table:table-cell office:value-type="float" office:value="0.5014">
            <text:p>0.501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6"/>
          <table:table-cell office:value-type="float" office:value="0.475094">
            <text:p>0.47509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6"/>
          <table:table-cell office:value-type="float" office:value="0.450642">
            <text:p>0.45064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6"/>
          <table:table-cell office:value-type="float" office:value="0.427063">
            <text:p>0.42706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6"/>
          <table:table-cell office:value-type="float" office:value="0.405163">
            <text:p>0.40516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6"/>
          <table:table-cell office:value-type="float" office:value="0.384115">
            <text:p>0.38411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6"/>
          <table:table-cell office:value-type="float" office:value="0.36447">
            <text:p>0.3644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6"/>
          <table:table-cell office:value-type="float" office:value="0.345566">
            <text:p>0.34556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6"/>
          <table:table-cell office:value-type="float" office:value="0.327898">
            <text:p>0.32789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6"/>
          <table:table-cell office:value-type="float" office:value="0.310917">
            <text:p>0.31091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6"/>
          <table:table-cell office:value-type="float" office:value="0.295024">
            <text:p>0.29502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6"/>
          <table:table-cell office:value-type="float" office:value="0.279768">
            <text:p>0.27976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6"/>
          <table:table-cell office:value-type="float" office:value="0.265471">
            <text:p>0.26547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6"/>
          <table:table-cell office:value-type="float" office:value="0.251762">
            <text:p>0.25176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6"/>
          <table:table-cell office:value-type="float" office:value="0.2389">
            <text:p>0.238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6"/>
          <table:table-cell office:value-type="float" office:value="0.22658">
            <text:p>0.2265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6"/>
          <table:table-cell office:value-type="float" office:value="0.215007">
            <text:p>0.21500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6"/>
          <table:table-cell office:value-type="float" office:value="0.203933">
            <text:p>0.20393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6"/>
          <table:table-cell office:value-type="float" office:value="0.193519">
            <text:p>0.19351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6"/>
          <table:table-cell office:value-type="float" office:value="0.183564">
            <text:p>0.18356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6"/>
          <table:table-cell office:value-type="float" office:value="0.174193">
            <text:p>0.17419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6"/>
          <table:table-cell office:value-type="float" office:value="0.165243">
            <text:p>0.16524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6"/>
          <table:table-cell office:value-type="float" office:value="0.156809">
            <text:p>0.15680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6"/>
          <table:table-cell office:value-type="float" office:value="0.148761">
            <text:p>0.14876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6"/>
          <table:table-cell office:value-type="float" office:value="0.14117">
            <text:p>0.1411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number-columns-repeated="6"/>
          <table:table-cell office:value-type="float" office:value="0.133933">
            <text:p>0.13393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number-columns-repeated="6"/>
          <table:table-cell office:value-type="float" office:value="0.1271">
            <text:p>0.127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6"/>
          <table:table-cell office:value-type="float" office:value="0.120591">
            <text:p>0.12059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6"/>
          <table:table-cell office:value-type="float" office:value="0.11444">
            <text:p>0.1144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number-columns-repeated="6"/>
          <table:table-cell office:value-type="float" office:value="0.108585">
            <text:p>0.10858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number-columns-repeated="6"/>
          <table:table-cell office:value-type="float" office:value="0.103048">
            <text:p>0.10304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number-columns-repeated="6"/>
          <table:table-cell office:value-type="float" office:value="0.097781">
            <text:p>0.09778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number-columns-repeated="6"/>
          <table:table-cell office:value-type="float" office:value="0.092796">
            <text:p>0.09279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number-columns-repeated="6"/>
          <table:table-cell office:value-type="float" office:value="0.088057">
            <text:p>0.08805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number-columns-repeated="6"/>
          <table:table-cell office:value-type="float" office:value="0.083569">
            <text:p>0.083569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number-columns-repeated="6"/>
          <table:table-cell office:value-type="float" office:value="0.079304">
            <text:p>0.07930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number-columns-repeated="6"/>
          <table:table-cell office:value-type="float" office:value="0.075264">
            <text:p>0.07526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6"/>
          <table:table-cell office:value-type="float" office:value="0.071426">
            <text:p>0.07142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number-columns-repeated="6"/>
          <table:table-cell office:value-type="float" office:value="0.067789">
            <text:p>0.06778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number-columns-repeated="6"/>
          <table:table-cell office:value-type="float" office:value="0.064334">
            <text:p>0.06433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6"/>
          <table:table-cell office:value-type="float" office:value="0.061059">
            <text:p>0.06105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6"/>
          <table:table-cell office:value-type="float" office:value="0.057949">
            <text:p>0.05794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number-columns-repeated="6"/>
          <table:table-cell office:value-type="float" office:value="0.054999">
            <text:p>0.05499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number-columns-repeated="6"/>
          <table:table-cell office:value-type="float" office:value="0.0522">
            <text:p>0.052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number-columns-repeated="6"/>
          <table:table-cell office:value-type="float" office:value="0.049544">
            <text:p>0.04954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number-columns-repeated="6"/>
          <table:table-cell office:value-type="float" office:value="0.047024">
            <text:p>0.04702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number-columns-repeated="6"/>
          <table:table-cell office:value-type="float" office:value="0.044632">
            <text:p>0.04463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number-columns-repeated="6"/>
          <table:table-cell office:value-type="float" office:value="0.042363">
            <text:p>0.042363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number-columns-repeated="6"/>
          <table:table-cell office:value-type="float" office:value="0.040209">
            <text:p>0.04020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number-columns-repeated="6"/>
          <table:table-cell office:value-type="float" office:value="0.038166">
            <text:p>0.03816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number-columns-repeated="6"/>
          <table:table-cell office:value-type="float" office:value="0.036225">
            <text:p>0.03622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6"/>
          <table:table-cell office:value-type="float" office:value="0.034386">
            <text:p>0.03438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number-columns-repeated="6"/>
          <table:table-cell office:value-type="float" office:value="0.032638">
            <text:p>0.03263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number-columns-repeated="6"/>
          <table:table-cell office:value-type="float" office:value="0.030981">
            <text:p>0.03098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6"/>
          <table:table-cell office:value-type="float" office:value="0.029407">
            <text:p>0.02940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6"/>
          <table:table-cell office:value-type="float" office:value="0.027915">
            <text:p>0.02791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6"/>
          <table:table-cell office:value-type="float" office:value="0.026497">
            <text:p>0.02649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number-columns-repeated="6"/>
          <table:table-cell office:value-type="float" office:value="0.025153">
            <text:p>0.02515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number-columns-repeated="6"/>
          <table:table-cell office:value-type="float" office:value="0.023876">
            <text:p>0.02387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6"/>
          <table:table-cell office:value-type="float" office:value="0.022666">
            <text:p>0.02266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number-columns-repeated="6"/>
          <table:table-cell office:value-type="float" office:value="0.021515">
            <text:p>0.02151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6"/>
          <table:table-cell office:value-type="float" office:value="0.020425">
            <text:p>0.02042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6"/>
          <table:table-cell office:value-type="float" office:value="0.019388">
            <text:p>0.01938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6"/>
          <table:table-cell office:value-type="float" office:value="0.018406">
            <text:p>0.01840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6"/>
          <table:table-cell office:value-type="float" office:value="0.017472">
            <text:p>0.01747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6"/>
          <table:table-cell office:value-type="float" office:value="0.016587">
            <text:p>0.01658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6"/>
          <table:table-cell office:value-type="float" office:value="0.015746">
            <text:p>0.01574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6"/>
          <table:table-cell office:value-type="float" office:value="0.014949">
            <text:p>0.01494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6"/>
          <table:table-cell office:value-type="float" office:value="0.014191">
            <text:p>0.01419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6"/>
          <table:table-cell office:value-type="float" office:value="0.013473">
            <text:p>0.01347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6"/>
          <table:table-cell office:value-type="float" office:value="0.012789">
            <text:p>0.012789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number-columns-repeated="6"/>
          <table:table-cell office:value-type="float" office:value="0.012143">
            <text:p>0.012143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number-columns-repeated="6"/>
          <table:table-cell office:value-type="float" office:value="0.011528">
            <text:p>0.01152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6"/>
          <table:table-cell office:value-type="float" office:value="0.010946">
            <text:p>0.01094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6"/>
          <table:table-cell office:value-type="float" office:value="0.010394">
            <text:p>0.01039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6"/>
          <table:table-cell office:value-type="float" office:value="0.009869">
            <text:p>0.009869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number-columns-repeated="6"/>
          <table:table-cell office:value-type="float" office:value="0.009372">
            <text:p>0.009372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6"/>
          <table:table-cell office:value-type="float" office:value="0.008898">
            <text:p>0.00889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6"/>
          <table:table-cell office:value-type="float" office:value="0.00845">
            <text:p>0.00845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6"/>
          <table:table-cell office:value-type="float" office:value="0.008023">
            <text:p>0.00802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6"/>
          <table:table-cell office:value-type="float" office:value="0.007618">
            <text:p>0.00761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6"/>
          <table:table-cell office:value-type="float" office:value="0.007234">
            <text:p>0.00723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6"/>
          <table:table-cell office:value-type="float" office:value="0.006869">
            <text:p>0.006869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6"/>
          <table:table-cell office:value-type="float" office:value="0.006522">
            <text:p>0.00652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number-columns-repeated="6"/>
          <table:table-cell office:value-type="float" office:value="0.006193">
            <text:p>0.00619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6"/>
          <table:table-cell office:value-type="float" office:value="0.005881">
            <text:p>0.00588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6"/>
          <table:table-cell office:value-type="float" office:value="0.005584">
            <text:p>0.00558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6"/>
          <table:table-cell office:value-type="float" office:value="0.005303">
            <text:p>0.00530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6"/>
          <table:table-cell office:value-type="float" office:value="0.005035">
            <text:p>0.00503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6"/>
          <table:table-cell office:value-type="float" office:value="0.004781">
            <text:p>0.00478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6"/>
          <table:table-cell office:value-type="float" office:value="0.00454">
            <text:p>0.00454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6"/>
          <table:table-cell office:value-type="float" office:value="0.004311">
            <text:p>0.00431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6"/>
          <table:table-cell office:value-type="float" office:value="0.004094">
            <text:p>0.00409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6"/>
          <table:table-cell office:value-type="float" office:value="0.003887">
            <text:p>0.00388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6"/>
          <table:table-cell office:value-type="float" office:value="0.003691">
            <text:p>0.00369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6"/>
          <table:table-cell office:value-type="float" office:value="0.003505">
            <text:p>0.00350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6"/>
          <table:table-cell office:value-type="float" office:value="0.003328">
            <text:p>0.00332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6"/>
          <table:table-cell office:value-type="float" office:value="0.00316">
            <text:p>0.0031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number-columns-repeated="6"/>
          <table:table-cell office:value-type="float" office:value="0.003001">
            <text:p>0.00300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6"/>
          <table:table-cell office:value-type="float" office:value="0.00285">
            <text:p>0.00285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6"/>
          <table:table-cell office:value-type="float" office:value="0.002706">
            <text:p>0.00270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6"/>
          <table:table-cell office:value-type="float" office:value="0.00257">
            <text:p>0.0025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6"/>
          <table:table-cell office:value-type="float" office:value="0.00244">
            <text:p>0.00244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6"/>
          <table:table-cell office:value-type="float" office:value="0.002317">
            <text:p>0.00231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6"/>
          <table:table-cell office:value-type="float" office:value="0.0022">
            <text:p>0.002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6"/>
          <table:table-cell office:value-type="float" office:value="0.002089">
            <text:p>0.002089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6"/>
          <table:table-cell office:value-type="float" office:value="0.001984">
            <text:p>0.00198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6"/>
          <table:table-cell office:value-type="float" office:value="0.001884">
            <text:p>0.00188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6"/>
          <table:table-cell office:value-type="float" office:value="0.001789">
            <text:p>0.001789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6"/>
          <table:table-cell office:value-type="float" office:value="0.001699">
            <text:p>0.00169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6"/>
          <table:table-cell office:value-type="float" office:value="0.001613">
            <text:p>0.001613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6"/>
          <table:table-cell office:value-type="float" office:value="0.001532">
            <text:p>0.001532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6"/>
          <table:table-cell office:value-type="float" office:value="0.001455">
            <text:p>0.001455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6"/>
          <table:table-cell office:value-type="float" office:value="0.001382">
            <text:p>0.00138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number-columns-repeated="6"/>
          <table:table-cell office:value-type="float" office:value="0.001312">
            <text:p>0.00131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6"/>
          <table:table-cell office:value-type="float" office:value="0.001246">
            <text:p>0.00124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6"/>
          <table:table-cell office:value-type="float" office:value="0.001183">
            <text:p>0.00118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number-columns-repeated="6"/>
          <table:table-cell office:value-type="float" office:value="0.001123">
            <text:p>0.00112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6"/>
          <table:table-cell office:value-type="float" office:value="0.001067">
            <text:p>0.00106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6"/>
          <table:table-cell office:value-type="float" office:value="0.001013">
            <text:p>0.00101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number-columns-repeated="6"/>
          <table:table-cell office:value-type="float" office:value="0.000962">
            <text:p>0.00096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number-columns-repeated="6"/>
          <table:table-cell office:value-type="float" office:value="0.000914">
            <text:p>0.00091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number-columns-repeated="6"/>
          <table:table-cell office:value-type="float" office:value="0.000868">
            <text:p>0.00086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6"/>
          <table:table-cell office:value-type="float" office:value="0.000824">
            <text:p>0.00082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6"/>
          <table:table-cell office:value-type="float" office:value="0.000782">
            <text:p>0.000782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number-columns-repeated="6"/>
          <table:table-cell office:value-type="float" office:value="0.000743">
            <text:p>0.00074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6"/>
          <table:table-cell office:value-type="float" office:value="0.000706">
            <text:p>0.00070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6"/>
          <table:table-cell office:value-type="float" office:value="0.00067">
            <text:p>0.0006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6"/>
          <table:table-cell office:value-type="float" office:value="0.000636">
            <text:p>0.000636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6"/>
          <table:table-cell office:value-type="float" office:value="0.000604">
            <text:p>0.00060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6"/>
          <table:table-cell office:value-type="float" office:value="0.000574">
            <text:p>0.00057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6"/>
          <table:table-cell office:value-type="float" office:value="0.000545">
            <text:p>0.00054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6"/>
          <table:table-cell office:value-type="float" office:value="0.000517">
            <text:p>0.00051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6"/>
          <table:table-cell office:value-type="float" office:value="0.000491">
            <text:p>0.00049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6"/>
          <table:table-cell office:value-type="float" office:value="0.000467">
            <text:p>0.00046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number-columns-repeated="6"/>
          <table:table-cell office:value-type="float" office:value="0.000443">
            <text:p>0.000443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6"/>
          <table:table-cell office:value-type="float" office:value="0.000421">
            <text:p>0.00042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6"/>
          <table:table-cell office:value-type="float" office:value="0.0004">
            <text:p>0.0004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number-columns-repeated="6"/>
          <table:table-cell office:value-type="float" office:value="0.000379">
            <text:p>0.000379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6"/>
          <table:table-cell office:value-type="float" office:value="0.00036">
            <text:p>0.0003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6"/>
          <table:table-cell office:value-type="float" office:value="0.000342">
            <text:p>0.00034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number-columns-repeated="6"/>
          <table:table-cell office:value-type="float" office:value="0.000325">
            <text:p>0.000325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number-columns-repeated="6"/>
          <table:table-cell office:value-type="float" office:value="0.000309">
            <text:p>0.000309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number-columns-repeated="6"/>
          <table:table-cell office:value-type="float" office:value="0.000293">
            <text:p>0.00029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number-columns-repeated="6"/>
          <table:table-cell office:value-type="float" office:value="0.000278">
            <text:p>0.000278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number-columns-repeated="6"/>
          <table:table-cell office:value-type="float" office:value="0.000264">
            <text:p>0.000264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number-columns-repeated="6"/>
          <table:table-cell office:value-type="float" office:value="0.000251">
            <text:p>0.000251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number-columns-repeated="6"/>
          <table:table-cell office:value-type="float" office:value="0.000238">
            <text:p>0.00023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number-columns-repeated="6"/>
          <table:table-cell office:value-type="float" office:value="0.000226">
            <text:p>0.000226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number-columns-repeated="6"/>
          <table:table-cell office:value-type="float" office:value="0.000215">
            <text:p>0.00021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6"/>
          <table:table-cell office:value-type="float" office:value="0.000204">
            <text:p>0.00020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6"/>
          <table:table-cell office:value-type="float" office:value="0.000194">
            <text:p>0.000194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number-columns-repeated="6"/>
          <table:table-cell office:value-type="float" office:value="0.000184">
            <text:p>0.000184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6"/>
          <table:table-cell office:value-type="float" office:value="0.000175">
            <text:p>0.00017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number-columns-repeated="6"/>
          <table:table-cell office:value-type="float" office:value="0.000166">
            <text:p>0.00016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6"/>
          <table:table-cell office:value-type="float" office:value="0.000158">
            <text:p>0.00015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number-columns-repeated="6"/>
          <table:table-cell office:value-type="float" office:value="0.00015">
            <text:p>0.00015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6"/>
          <table:table-cell office:value-type="float" office:value="0.000142">
            <text:p>0.00014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number-columns-repeated="6"/>
          <table:table-cell office:value-type="float" office:value="0.000135">
            <text:p>0.00013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6"/>
          <table:table-cell office:value-type="float" office:value="0.000128">
            <text:p>0.000128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number-columns-repeated="6"/>
          <table:table-cell office:value-type="float" office:value="0.000122">
            <text:p>0.000122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number-columns-repeated="6"/>
          <table:table-cell office:value-type="float" office:value="0.000116">
            <text:p>0.000116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number-columns-repeated="6"/>
          <table:table-cell office:value-type="float" office:value="0.00011">
            <text:p>0.00011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number-columns-repeated="6"/>
          <table:table-cell office:value-type="float" office:value="0.000104">
            <text:p>0.00010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number-columns-repeated="6"/>
          <table:table-cell office:value-type="float" office:value="0.000099">
            <text:p>0.000099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number-columns-repeated="6"/>
          <table:table-cell office:value-type="float" office:value="0.000094">
            <text:p>0.00009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6"/>
          <table:table-cell office:value-type="float" office:value="0.000089">
            <text:p>0.000089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number-columns-repeated="6"/>
          <table:table-cell office:value-type="float" office:value="0.000085">
            <text:p>0.00008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number-columns-repeated="6"/>
          <table:table-cell office:value-type="float" office:value="0.000081">
            <text:p>0.00008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number-columns-repeated="6"/>
          <table:table-cell office:value-type="float" office:value="0.000077">
            <text:p>0.00007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6"/>
          <table:table-cell office:value-type="float" office:value="0.000073">
            <text:p>0.000073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6"/>
          <table:table-cell office:value-type="float" office:value="0.000069">
            <text:p>0.000069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number-columns-repeated="6"/>
          <table:table-cell office:value-type="float" office:value="0.000066">
            <text:p>0.000066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number-columns-repeated="6"/>
          <table:table-cell office:value-type="float" office:value="0.000062">
            <text:p>0.00006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number-columns-repeated="6"/>
          <table:table-cell office:value-type="float" office:value="0.000059">
            <text:p>0.00005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number-columns-repeated="6"/>
          <table:table-cell office:value-type="float" office:value="0.000056">
            <text:p>0.000056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number-columns-repeated="6"/>
          <table:table-cell office:value-type="float" office:value="0.000053">
            <text:p>0.000053</text:p>
          </table:table-cell>
        </table:table-row>
      </table:table>
      <table:table table:name="HITS" table:style-name="ta1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5734.414541">
            <text:p>5734.414541</text:p>
          </table:table-cell>
          <table:table-cell office:value-type="float" office:value="5726.29078">
            <text:p>5726.290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.385767">
            <text:p>18.385767</text:p>
          </table:table-cell>
          <table:table-cell office:value-type="float" office:value="20.910925">
            <text:p>20.9109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116233">
            <text:p>11.116233</text:p>
          </table:table-cell>
          <table:table-cell office:value-type="float" office:value="22.270374">
            <text:p>22.2703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931823">
            <text:p>8.931823</text:p>
          </table:table-cell>
          <table:table-cell office:value-type="float" office:value="7.193216">
            <text:p>7.1932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380578">
            <text:p>3.380578</text:p>
          </table:table-cell>
          <table:table-cell office:value-type="float" office:value="12.563614">
            <text:p>12.5636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702871">
            <text:p>4.702871</text:p>
          </table:table-cell>
          <table:table-cell office:value-type="float" office:value="3.143356">
            <text:p>3.1433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326261">
            <text:p>1.326261</text:p>
          </table:table-cell>
          <table:table-cell office:value-type="float" office:value="6.056405">
            <text:p>6.0564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118656">
            <text:p>2.118656</text:p>
          </table:table-cell>
          <table:table-cell office:value-type="float" office:value="1.365203">
            <text:p>1.36520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91781">
            <text:p>0.591781</text:p>
          </table:table-cell>
          <table:table-cell office:value-type="float" office:value="2.680184">
            <text:p>2.6801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24951">
            <text:p>0.924951</text:p>
          </table:table-cell>
          <table:table-cell office:value-type="float" office:value="0.595332">
            <text:p>0.59533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6662">
            <text:p>0.26662</text:p>
          </table:table-cell>
          <table:table-cell office:value-type="float" office:value="1.178911">
            <text:p>1.1789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406944">
            <text:p>0.406944</text:p>
          </table:table-cell>
          <table:table-cell office:value-type="float" office:value="0.261325">
            <text:p>0.26132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18868">
            <text:p>0.118868</text:p>
          </table:table-cell>
          <table:table-cell office:value-type="float" office:value="0.524011">
            <text:p>0.5240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82007">
            <text:p>0.182007</text:p>
          </table:table-cell>
          <table:table-cell office:value-type="float" office:value="0.115512">
            <text:p>0.1155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52804">
            <text:p>0.052804</text:p>
          </table:table-cell>
          <table:table-cell office:value-type="float" office:value="0.235088">
            <text:p>0.23508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82513">
            <text:p>0.082513</text:p>
          </table:table-cell>
          <table:table-cell office:value-type="float" office:value="0.051325">
            <text:p>0.05132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23434">
            <text:p>0.023434</text:p>
          </table:table-cell>
          <table:table-cell office:value-type="float" office:value="0.105995">
            <text:p>0.10599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37527">
            <text:p>0.037527</text:p>
          </table:table-cell>
          <table:table-cell office:value-type="float" office:value="0.022885">
            <text:p>0.02288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10399">
            <text:p>0.010399</text:p>
          </table:table-cell>
          <table:table-cell office:value-type="float" office:value="0.047937">
            <text:p>0.04793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17099">
            <text:p>0.017099</text:p>
          </table:table-cell>
          <table:table-cell office:value-type="float" office:value="0.010227">
            <text:p>0.01022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4616">
            <text:p>0.004616</text:p>
          </table:table-cell>
          <table:table-cell office:value-type="float" office:value="0.021722">
            <text:p>0.02172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7799">
            <text:p>0.007799</text:p>
          </table:table-cell>
          <table:table-cell office:value-type="float" office:value="0.004578">
            <text:p>0.00457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205">
            <text:p>0.00205</text:p>
          </table:table-cell>
          <table:table-cell office:value-type="float" office:value="0.009856">
            <text:p>0.00985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356">
            <text:p>0.00356</text:p>
          </table:table-cell>
          <table:table-cell office:value-type="float" office:value="0.002051">
            <text:p>0.00205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911">
            <text:p>0.000911</text:p>
          </table:table-cell>
          <table:table-cell office:value-type="float" office:value="0.004476">
            <text:p>0.00447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1625">
            <text:p>0.001625</text:p>
          </table:table-cell>
          <table:table-cell office:value-type="float" office:value="0.00092">
            <text:p>0.0009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405">
            <text:p>0.000405</text:p>
          </table:table-cell>
          <table:table-cell office:value-type="float" office:value="0.002034">
            <text:p>0.00203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742">
            <text:p>0.000742</text:p>
          </table:table-cell>
          <table:table-cell office:value-type="float" office:value="0.000413">
            <text:p>0.00041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18">
            <text:p>0.00018</text:p>
          </table:table-cell>
          <table:table-cell office:value-type="float" office:value="0.000924">
            <text:p>0.000924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dasoro Agustina</meta:initial-creator>
    <meta:creation-date>2014-10-10T16:14:18</meta:creation-date>
    <meta:generator>LibreOffice/3.5$Linux_X86_64 LibreOffice_project/350m1$Build-2</meta:generator>
    <dc:date>2014-10-10T16:31:10</dc:date>
    <dc:creator>Aldasoro Agustina</dc:creator>
    <meta:editing-duration>P0D</meta:editing-duration>
    <meta:editing-cycles>1</meta:editing-cycles>
    <meta:document-statistic meta:table-count="3" meta:cell-count="840" meta:object-count="0"/>
  </office:meta>
</office:document-meta>
</file>